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2d104" officeooo:paragraph-rsid="0012d104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۹/۵/۱۴۰۱</text:p>
      <text:p text:style-name="P1"/>
      <text:p text:style-name="P1">افزایش سرعت با کاهش سایز تصویر اولیه</text:p>
      <text:p text:style-name="P1"/>
      <text:p text:style-name="P1">تشخیص پلک زدن</text:p>
      <text:p text:style-name="P1"/>
      <text:p text:style-name="P1">ایجاد ماسک برای چشم ها و تبدیل به تصویر سیاه و سفید</text:p>
      <text:p text:style-name="P1"/>
      <text:p text:style-name="P1">تشخیص حرکت در محور افقی با میانگین گیری روی خط واصل دو گوشه چشم</text:p>
      <text:p text:style-name="P1"/>
      <text:p text:style-name="P1">تشخیص حرکت عمودی با اندازه گیری نسبت بسته بودن چشم</text:p>
      <text:p text:style-name="P1"/>
      <text:p text:style-name="P1">کالیبراسیون حدودی و نمایش نتیجه</text:p>
      <text:p text:style-name="P1"/>
      <text:p text:style-name="P1">فیلتر نویز با میانگین گیری نقاط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09:59:09.570130756</meta:creation-date>
    <dc:date>2022-07-31T10:22:32.659943488</dc:date>
    <meta:editing-duration>PT2M4S</meta:editing-duration>
    <meta:editing-cycles>1</meta:editing-cycles>
    <meta:document-statistic meta:table-count="0" meta:image-count="0" meta:object-count="0" meta:page-count="1" meta:paragraph-count="8" meta:word-count="58" meta:character-count="283" meta:non-whitespace-character-count="233"/>
    <meta:generator>LibreOffice/6.4.7.2$Linux_X86_64 LibreOffice_project/40$Build-2</meta:generator>
  </office:meta>
</office:document-meta>
</file>